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481e" officeooo:paragraph-rsid="00114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joitus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1:10:13.829005455</meta:creation-date>
    <dc:date>2015-09-05T11:11:00.277176135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1"/>
    <meta:generator>LibreOffice/4.2.8.2$Linux_X86_64 LibreOffice_project/420m0$Build-2</meta:generator>
  </office:meta>
</office:document-meta>
</file>